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8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08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 table:null-year="1918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table:style-name="ce3" office:value-type="currency" office:currency="PLN" office:value="1.5" calcext:value-type="currency">
            <text:p>1,50 zł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table:style-name="ce3" office:value-type="currency" office:currency="PLN" office:value="1.5" calcext:value-type="currency">
            <text:p>1,50 zł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table:style-name="ce3" office:value-type="currency" office:currency="PLN" office:value="1.7" calcext:value-type="currency">
            <text:p>1,70 zł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table:style-name="ce3" office:value-type="currency" office:currency="PLN" office:value="4.07" calcext:value-type="currency">
            <text:p>4,07 zł</text:p>
          </table:table-cell>
          <table:table-cell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,6.30,1,1</text:p>
            <text:p>9603,"ADAPTER LPT (C6502A) DO HP D135/D145</text:p>
          </table:table-cell>
          <table:table-cell table:style-name="ce3" office:value-type="currency" office:currency="PLN" office:value="77.99" calcext:value-type="currency">
            <text:p>77,99 zł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table:style-name="ce3" office:value-type="currency" office:currency="PLN" office:value="89.99" calcext:value-type="currency">
            <text:p>89,99 zł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table:style-name="ce3" office:value-type="currency" office:currency="PLN" office:value="1.5" calcext:value-type="currency">
            <text:p>1,50 zł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table:style-name="ce3" office:value-type="currency" office:currency="PLN" office:value="1.5" calcext:value-type="currency">
            <text:p>1,50 zł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table:style-name="ce3" office:value-type="currency" office:currency="PLN" office:value="1.7" calcext:value-type="currency">
            <text:p>1,70 zł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table:style-name="ce3" office:value-type="currency" office:currency="PLN" office:value="1.7" calcext:value-type="currency">
            <text:p>1,70 zł</text:p>
          </table:table-cell>
          <table:table-cell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table:style-name="ce3" office:value-type="currency" office:currency="PLN" office:value="29.99" calcext:value-type="currency">
            <text:p>29,99 zł</text:p>
          </table:table-cell>
          <table:table-cell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table:style-name="ce3" office:value-type="currency" office:currency="PLN" office:value="119" calcext:value-type="currency">
            <text:p>119,00 zł</text:p>
          </table:table-cell>
          <table:table-cell/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table:style-name="ce3" office:value-type="currency" office:currency="PLN" office:value="74.99" calcext:value-type="currency">
            <text:p>74,99 zł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table:style-name="ce3" office:value-type="currency" office:currency="PLN" office:value="53.2" calcext:value-type="currency">
            <text:p>53,20 zł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table:style-name="ce3" office:value-type="currency" office:currency="PLN" office:value="49.99" calcext:value-type="currency">
            <text:p>49,99 zł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table:style-name="ce3" office:value-type="currency" office:currency="PLN" office:value="55.99" calcext:value-type="currency">
            <text:p>55,99 zł</text:p>
          </table:table-cell>
          <table:table-cell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table:style-name="ce3" office:value-type="currency" office:currency="PLN" office:value="4.99" calcext:value-type="currency">
            <text:p>4,99 zł</text:p>
          </table:table-cell>
          <table:table-cell/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table:style-name="ce3" office:value-type="currency" office:currency="PLN" office:value="51.99" calcext:value-type="currency">
            <text:p>51,99 zł</text:p>
          </table:table-cell>
          <table:table-cell/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table:style-name="ce3" office:value-type="currency" office:currency="PLN" office:value="52.99" calcext:value-type="currency">
            <text:p>52,99 zł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table:style-name="ce3" office:value-type="currency" office:currency="PLN" office:value="54.99" calcext:value-type="currency">
            <text:p>54,99 zł</text:p>
          </table:table-cell>
          <table:table-cell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table:style-name="ce3" office:value-type="currency" office:currency="PLN" office:value="54.19" calcext:value-type="currency">
            <text:p>54,19 zł</text:p>
          </table:table-cell>
          <table:table-cell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table:style-name="ce3" office:value-type="currency" office:currency="PLN" office:value="165" calcext:value-type="currency">
            <text:p>165,00 zł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table:style-name="ce4" office:value-type="currency" office:currency="PLN" office:value="179" calcext:value-type="currency">
            <text:p>179,00 zł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table:style-name="ce4" office:value-type="currency" office:currency="PLN" office:value="169" calcext:value-type="currency">
            <text:p>169,00 zł</text:p>
          </table:table-cell>
          <table:table-cell/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table:style-name="ce4" office:value-type="currency" office:currency="PLN" office:value="263.99" calcext:value-type="currency">
            <text:p>263,99 zł</text:p>
          </table:table-cell>
          <table:table-cell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table:style-name="ce4" office:value-type="currency" office:currency="PLN" office:value="199.99" calcext:value-type="currency">
            <text:p>199,99 zł</text:p>
          </table:table-cell>
          <table:table-cell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table:style-name="ce4" office:value-type="currency" office:currency="PLN" office:value="219.99" calcext:value-type="currency">
            <text:p>219,99 zł</text:p>
          </table:table-cell>
          <table:table-cell/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table:style-name="ce4" office:value-type="currency" office:currency="PLN" office:value="194.99" calcext:value-type="currency">
            <text:p>194,99 zł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table:style-name="ce4" office:value-type="currency" office:currency="PLN" office:value="199.99" calcext:value-type="currency">
            <text:p>199,99 zł</text:p>
          </table:table-cell>
          <table:table-cell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table:style-name="ce4" office:value-type="currency" office:currency="PLN" office:value="219.99" calcext:value-type="currency">
            <text:p>219,99 zł</text:p>
          </table:table-cell>
          <table:table-cell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table:style-name="ce4" office:value-type="currency" office:currency="PLN" office:value="529.99" calcext:value-type="currency">
            <text:p>529,99 zł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table:style-name="ce4" office:value-type="currency" office:currency="PLN" office:value="2999" calcext:value-type="currency">
            <text:p>2 999,00 zł</text:p>
          </table:table-cell>
          <table:table-cell/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table:style-name="ce4" office:value-type="currency" office:currency="PLN" office:value="399" calcext:value-type="currency">
            <text:p>399,00 zł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table:style-name="ce4" office:value-type="currency" office:currency="PLN" office:value="799" calcext:value-type="currency">
            <text:p>799,00 zł</text:p>
          </table:table-cell>
          <table:table-cell/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table:style-name="ce4" office:value-type="currency" office:currency="PLN" office:value="599" calcext:value-type="currency">
            <text:p>599,00 zł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table:style-name="ce4" office:value-type="currency" office:currency="PLN" office:value="799" calcext:value-type="currency">
            <text:p>799,00 zł</text:p>
          </table:table-cell>
          <table:table-cell/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table:style-name="ce4" office:value-type="currency" office:currency="PLN" office:value="489" calcext:value-type="currency">
            <text:p>489,00 zł</text:p>
          </table:table-cell>
          <table:table-cell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table:style-name="ce4" office:value-type="currency" office:currency="PLN" office:value="329" calcext:value-type="currency">
            <text:p>329,00 zł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table:style-name="ce4" office:value-type="currency" office:currency="PLN" office:value="399" calcext:value-type="currency">
            <text:p>399,00 zł</text:p>
          </table:table-cell>
          <table:table-cell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table:style-name="ce4" office:value-type="currency" office:currency="PLN" office:value="309" calcext:value-type="currency">
            <text:p>309,00 zł</text:p>
          </table:table-cell>
          <table:table-cell table:style-name="ce4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table:style-name="ce4" office:value-type="currency" office:currency="PLN" office:value="399" calcext:value-type="currency">
            <text:p>399,00 zł</text:p>
          </table:table-cell>
          <table:table-cell table:style-name="ce4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table:style-name="ce4" office:value-type="currency" office:currency="PLN" office:value="694" calcext:value-type="currency">
            <text:p>694,00 zł</text:p>
          </table:table-cell>
          <table:table-cell table:style-name="ce4"/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table:style-name="ce4" office:value-type="currency" office:currency="PLN" office:value="1423" calcext:value-type="currency">
            <text:p>1 423,00 zł</text:p>
          </table:table-cell>
          <table:table-cell table:style-name="ce4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table:style-name="ce4" office:value-type="currency" office:currency="PLN" office:value="4239.32" calcext:value-type="currency">
            <text:p>4 239,32 zł</text:p>
          </table:table-cell>
          <table:table-cell table:style-name="ce4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table:style-name="ce4" office:value-type="currency" office:currency="PLN" office:value="2598" calcext:value-type="currency">
            <text:p>2 598,00 zł</text:p>
          </table:table-cell>
          <table:table-cell table:style-name="ce4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table:style-name="ce4" office:value-type="currency" office:currency="PLN" office:value="1939" calcext:value-type="currency">
            <text:p>1 939,00 zł</text:p>
          </table:table-cell>
          <table:table-cell table:style-name="ce4"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table:style-name="ce4" office:value-type="currency" office:currency="PLN" office:value="1781.94" calcext:value-type="currency">
            <text:p>1 781,94 zł</text:p>
          </table:table-cell>
          <table:table-cell table:style-name="ce4"/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table:style-name="ce4" office:value-type="currency" office:currency="PLN" office:value="1918.62" calcext:value-type="currency">
            <text:p>1 918,62 zł</text:p>
          </table:table-cell>
          <table:table-cell table:style-name="ce4"/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table:style-name="ce4" office:value-type="currency" office:currency="PLN" office:value="1145" calcext:value-type="currency">
            <text:p>1 145,00 zł</text:p>
          </table:table-cell>
          <table:table-cell table:style-name="ce4"/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table:style-name="ce4" office:value-type="currency" office:currency="PLN" office:value="4989" calcext:value-type="currency">
            <text:p>4 989,00 zł</text:p>
          </table:table-cell>
          <table:table-cell table:style-name="ce4"/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table:style-name="ce4" office:value-type="currency" office:currency="PLN" office:value="2219" calcext:value-type="currency">
            <text:p>2 219,00 zł</text:p>
          </table:table-cell>
          <table:table-cell table:style-name="ce4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table:style-name="ce4" office:value-type="currency" office:currency="PLN" office:value="2055" calcext:value-type="currency">
            <text:p>2 055,00 zł</text:p>
          </table:table-cell>
          <table:table-cell table:style-name="ce4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table:style-name="ce4" office:value-type="currency" office:currency="PLN" office:value="1219" calcext:value-type="currency">
            <text:p>1 219,00 zł</text:p>
          </table:table-cell>
          <table:table-cell table:style-name="ce4"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table:style-name="ce4" office:value-type="currency" office:currency="PLN" office:value="195.8" calcext:value-type="currency">
            <text:p>195,80 zł</text:p>
          </table:table-cell>
          <table:table-cell table:style-name="ce4"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table:style-name="ce4" office:value-type="currency" office:currency="PLN" office:value="273.24" calcext:value-type="currency">
            <text:p>273,24 zł</text:p>
          </table:table-cell>
          <table:table-cell table:style-name="ce4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table:style-name="ce4" office:value-type="currency" office:currency="PLN" office:value="99" calcext:value-type="currency">
            <text:p>99,00 zł</text:p>
          </table:table-cell>
          <table:table-cell table:style-name="ce4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table:style-name="ce4" office:value-type="currency" office:currency="PLN" office:value="117.3" calcext:value-type="currency">
            <text:p>117,30 zł</text:p>
          </table:table-cell>
          <table:table-cell table:style-name="ce4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table:style-name="ce4" office:value-type="currency" office:currency="PLN" office:value="34" calcext:value-type="currency">
            <text:p>34,00 zł</text:p>
          </table:table-cell>
          <table:table-cell table:style-name="ce4"/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table:style-name="ce4" office:value-type="currency" office:currency="PLN" office:value="93" calcext:value-type="currency">
            <text:p>93,00 zł</text:p>
          </table:table-cell>
          <table:table-cell table:style-name="ce4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table:style-name="ce4" office:value-type="currency" office:currency="PLN" office:value="156" calcext:value-type="currency">
            <text:p>156,00 zł</text:p>
          </table:table-cell>
          <table:table-cell table:style-name="ce4"/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table:style-name="ce4" office:value-type="currency" office:currency="PLN" office:value="38.25" calcext:value-type="currency">
            <text:p>38,25 zł</text:p>
          </table:table-cell>
          <table:table-cell table:style-name="ce4"/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table:style-name="ce4" office:value-type="currency" office:currency="PLN" office:value="45.69" calcext:value-type="currency">
            <text:p>45,69 zł</text:p>
          </table:table-cell>
          <table:table-cell table:style-name="ce4"/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table:style-name="ce4" office:value-type="currency" office:currency="PLN" office:value="11.3" calcext:value-type="currency">
            <text:p>11,30 zł</text:p>
          </table:table-cell>
          <table:table-cell table:style-name="ce4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table:style-name="ce4" office:value-type="currency" office:currency="PLN" office:value="134.6" calcext:value-type="currency">
            <text:p>134,60 zł</text:p>
          </table:table-cell>
          <table:table-cell table:style-name="ce4"/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table:style-name="ce4" office:value-type="currency" office:currency="PLN" office:value="116.32" calcext:value-type="currency">
            <text:p>116,32 zł</text:p>
          </table:table-cell>
          <table:table-cell table:style-name="ce4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table:style-name="ce4" office:value-type="currency" office:currency="PLN" office:value="99" calcext:value-type="currency">
            <text:p>99,00 zł</text:p>
          </table:table-cell>
          <table:table-cell table:style-name="ce4"/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table:style-name="ce4" office:value-type="currency" office:currency="PLN" office:value="649" calcext:value-type="currency">
            <text:p>649,00 zł</text:p>
          </table:table-cell>
          <table:table-cell table:style-name="ce4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table:style-name="ce4" office:value-type="currency" office:currency="PLN" office:value="229.99" calcext:value-type="currency">
            <text:p>229,99 zł</text:p>
          </table:table-cell>
          <table:table-cell table:style-name="ce4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table:style-name="ce4" office:value-type="currency" office:currency="PLN" office:value="298.99" calcext:value-type="currency">
            <text:p>298,99 zł</text:p>
          </table:table-cell>
          <table:table-cell table:style-name="ce4"/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table:style-name="ce4" office:value-type="currency" office:currency="PLN" office:value="324.99" calcext:value-type="currency">
            <text:p>324,99 zł</text:p>
          </table:table-cell>
          <table:table-cell table:style-name="ce4"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table:style-name="ce4" office:value-type="currency" office:currency="PLN" office:value="518.99" calcext:value-type="currency">
            <text:p>518,99 zł</text:p>
          </table:table-cell>
          <table:table-cell table:style-name="ce4"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table:style-name="ce4" office:value-type="currency" office:currency="PLN" office:value="759.99" calcext:value-type="currency">
            <text:p>759,99 zł</text:p>
          </table:table-cell>
          <table:table-cell table:style-name="ce4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table:style-name="ce4" office:value-type="currency" office:currency="PLN" office:value="999.99" calcext:value-type="currency">
            <text:p>999,99 zł</text:p>
          </table:table-cell>
          <table:table-cell table:style-name="ce4"/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table:style-name="ce4" office:value-type="currency" office:currency="PLN" office:value="225" calcext:value-type="currency">
            <text:p>225,00 zł</text:p>
          </table:table-cell>
          <table:table-cell table:style-name="ce4"/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table:style-name="ce4" office:value-type="currency" office:currency="PLN" office:value="266.99" calcext:value-type="currency">
            <text:p>266,99 zł</text:p>
          </table:table-cell>
          <table:table-cell table:style-name="ce4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table:style-name="ce4" office:value-type="currency" office:currency="PLN" office:value="1119.99" calcext:value-type="currency">
            <text:p>1 119,99 zł</text:p>
          </table:table-cell>
          <table:table-cell table:style-name="ce4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table:style-name="ce4" office:value-type="currency" office:currency="PLN" office:value="326.99" calcext:value-type="currency">
            <text:p>326,99 zł</text:p>
          </table:table-cell>
          <table:table-cell table:style-name="ce4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table:style-name="ce4" office:value-type="currency" office:currency="PLN" office:value="518.99" calcext:value-type="currency">
            <text:p>518,99 zł</text:p>
          </table:table-cell>
          <table:table-cell table:style-name="ce4"/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table:style-name="ce4" office:value-type="currency" office:currency="PLN" office:value="949.99" calcext:value-type="currency">
            <text:p>949,99 zł</text:p>
          </table:table-cell>
          <table:table-cell table:style-name="ce4"/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table:style-name="ce4" office:value-type="currency" office:currency="PLN" office:value="689.99" calcext:value-type="currency">
            <text:p>689,99 zł</text:p>
          </table:table-cell>
          <table:table-cell table:style-name="ce4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table:style-name="ce4" office:value-type="currency" office:currency="PLN" office:value="639.99" calcext:value-type="currency">
            <text:p>639,99 zł</text:p>
          </table:table-cell>
          <table:table-cell table:style-name="ce4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table:style-name="ce4" office:value-type="currency" office:currency="PLN" office:value="799.99" calcext:value-type="currency">
            <text:p>799,99 zł</text:p>
          </table:table-cell>
          <table:table-cell table:style-name="ce4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table:style-name="ce4" office:value-type="currency" office:currency="PLN" office:value="959.99" calcext:value-type="currency">
            <text:p>959,99 zł</text:p>
          </table:table-cell>
          <table:table-cell table:style-name="ce4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table:style-name="ce4" office:value-type="currency" office:currency="PLN" office:value="1089.99" calcext:value-type="currency">
            <text:p>1 089,99 zł</text:p>
          </table:table-cell>
          <table:table-cell table:style-name="ce4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table:style-name="ce4" office:value-type="currency" office:currency="PLN" office:value="1219.99" calcext:value-type="currency">
            <text:p>1 219,99 zł</text:p>
          </table:table-cell>
          <table:table-cell table:style-name="ce4"/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table:style-name="ce4" office:value-type="currency" office:currency="PLN" office:value="1439" calcext:value-type="currency">
            <text:p>1 439,00 zł</text:p>
          </table:table-cell>
          <table:table-cell table:style-name="ce4"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table:style-name="ce4" office:value-type="currency" office:currency="PLN" office:value="1615" calcext:value-type="currency">
            <text:p>1 615,00 zł</text:p>
          </table:table-cell>
          <table:table-cell table:style-name="ce4"/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table:style-name="ce4" office:value-type="currency" office:currency="PLN" office:value="2679.99" calcext:value-type="currency">
            <text:p>2 679,99 zł</text:p>
          </table:table-cell>
          <table:table-cell table:style-name="ce4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table:style-name="ce4" office:value-type="currency" office:currency="PLN" office:value="719.99" calcext:value-type="currency">
            <text:p>719,99 zł</text:p>
          </table:table-cell>
          <table:table-cell table:style-name="ce4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table:style-name="ce4" office:value-type="currency" office:currency="PLN" office:value="439.99" calcext:value-type="currency">
            <text:p>439,99 zł</text:p>
          </table:table-cell>
          <table:table-cell table:style-name="ce4"/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table:style-name="ce4" office:value-type="currency" office:currency="PLN" office:value="689.99" calcext:value-type="currency">
            <text:p>689,99 zł</text:p>
          </table:table-cell>
          <table:table-cell table:style-name="ce4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table:style-name="ce4" office:value-type="currency" office:currency="PLN" office:value="334" calcext:value-type="currency">
            <text:p>334,00 zł</text:p>
          </table:table-cell>
          <table:table-cell table:style-name="ce4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table:style-name="ce4" office:value-type="currency" office:currency="PLN" office:value="525.99" calcext:value-type="currency">
            <text:p>525,99 zł</text:p>
          </table:table-cell>
          <table:table-cell table:style-name="ce4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table:style-name="ce4" office:value-type="currency" office:currency="PLN" office:value="699" calcext:value-type="currency">
            <text:p>699,00 zł</text:p>
          </table:table-cell>
          <table:table-cell table:style-name="ce4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table:style-name="ce4" office:value-type="currency" office:currency="PLN" office:value="1189.99" calcext:value-type="currency">
            <text:p>1 189,99 zł</text:p>
          </table:table-cell>
          <table:table-cell table:style-name="ce4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table:style-name="ce4" office:value-type="currency" office:currency="PLN" office:value="367.5" calcext:value-type="currency">
            <text:p>367,50 zł</text:p>
          </table:table-cell>
          <table:table-cell table:style-name="ce4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table:style-name="ce4" office:value-type="currency" office:currency="PLN" office:value="499.99" calcext:value-type="currency">
            <text:p>499,99 zł</text:p>
          </table:table-cell>
          <table:table-cell table:style-name="ce4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table:style-name="ce4" office:value-type="currency" office:currency="PLN" office:value="739.99" calcext:value-type="currency">
            <text:p>739,99 zł</text:p>
          </table:table-cell>
          <table:table-cell table:style-name="ce4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table:style-name="ce4" office:value-type="currency" office:currency="PLN" office:value="152" calcext:value-type="currency">
            <text:p>152,00 zł</text:p>
          </table:table-cell>
          <table:table-cell table:style-name="ce4"/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table:style-name="ce4" office:value-type="currency" office:currency="PLN" office:value="175" calcext:value-type="currency">
            <text:p>175,00 zł</text:p>
          </table:table-cell>
          <table:table-cell table:style-name="ce4"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table:style-name="ce4" office:value-type="currency" office:currency="PLN" office:value="219" calcext:value-type="currency">
            <text:p>219,00 zł</text:p>
          </table:table-cell>
          <table:table-cell table:style-name="ce4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table:style-name="ce4" office:value-type="currency" office:currency="PLN" office:value="989" calcext:value-type="currency">
            <text:p>989,00 zł</text:p>
          </table:table-cell>
          <table:table-cell table:style-name="ce4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table:style-name="ce4" office:value-type="currency" office:currency="PLN" office:value="1169" calcext:value-type="currency">
            <text:p>1 169,00 zł</text:p>
          </table:table-cell>
          <table:table-cell table:style-name="ce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9 IGIEŁ) (LPT)</text:p>
          </table:table-cell>
          <table:table-cell table:style-name="ce4" office:value-type="currency" office:currency="PLN" office:value="1339" calcext:value-type="currency">
            <text:p>1 339,00 zł</text:p>
          </table:table-cell>
          <table:table-cell table:style-name="ce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9 IGIEŁ) (LPT)</text:p>
          </table:table-cell>
          <table:table-cell table:style-name="ce4" office:value-type="currency" office:currency="PLN" office:value="1499" calcext:value-type="currency">
            <text:p>1 499,00 zł</text:p>
          </table:table-cell>
          <table:table-cell table:style-name="ce4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24 IGŁY) (LPT)</text:p>
          </table:table-cell>
          <table:table-cell table:style-name="ce4" office:value-type="currency" office:currency="PLN" office:value="1429.99" calcext:value-type="currency">
            <text:p>1 429,99 zł</text:p>
          </table:table-cell>
          <table:table-cell table:style-name="ce4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24 IGŁY) (LPT)</text:p>
          </table:table-cell>
          <table:table-cell table:style-name="ce4" office:value-type="currency" office:currency="PLN" office:value="1599" calcext:value-type="currency">
            <text:p>1 599,00 zł</text:p>
          </table:table-cell>
          <table:table-cell table:style-name="ce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 9-IGIEŁ)</text:p>
          </table:table-cell>
          <table:table-cell table:style-name="ce4" office:value-type="currency" office:currency="PLN" office:value="422.99" calcext:value-type="currency">
            <text:p>422,99 zł</text:p>
          </table:table-cell>
          <table:table-cell table:style-name="ce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 9-IGIEŁ)</text:p>
          </table:table-cell>
          <table:table-cell table:style-name="ce4" office:value-type="currency" office:currency="PLN" office:value="919.99" calcext:value-type="currency">
            <text:p>919,99 zł</text:p>
          </table:table-cell>
          <table:table-cell table:style-name="ce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 24-IGŁY)</text:p>
          </table:table-cell>
          <table:table-cell table:style-name="ce4" office:value-type="currency" office:currency="PLN" office:value="519.99" calcext:value-type="currency">
            <text:p>519,99 zł</text:p>
          </table:table-cell>
          <table:table-cell table:style-name="ce4"/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9 IGIEŁ)</text:p>
          </table:table-cell>
          <table:table-cell table:style-name="ce4" office:value-type="currency" office:currency="PLN" office:value="529" calcext:value-type="currency">
            <text:p>529,00 zł</text:p>
          </table:table-cell>
          <table:table-cell table:style-name="ce4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9 IGIEŁ)</text:p>
          </table:table-cell>
          <table:table-cell table:style-name="ce4" office:value-type="currency" office:currency="PLN" office:value="839" calcext:value-type="currency">
            <text:p>839,00 zł</text:p>
          </table:table-cell>
          <table:table-cell table:style-name="ce4"/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table:style-name="ce4" office:value-type="currency" office:currency="PLN" office:value="109" calcext:value-type="currency">
            <text:p>109,00 zł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4" table:formula="of:=SUM([.C2:.C114])" office:value-type="currency" office:currency="PLN" office:value="74722.98" calcext:value-type="currency">
            <text:p>74 722,98 zł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6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/>
        </table:table-row>
        <table:table-row table:style-name="ro1" table:number-rows-repeated="6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21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19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/>
        </table:table-row>
        <table:table-row table:style-name="ro1" table:number-rows-repeated="294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244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188"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 table:number-rows-repeated="8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5:39:14.155000000</meta:creation-date>
    <dc:date>2017-12-10T16:09:35.770000000</dc:date>
    <meta:editing-duration>PT8M39S</meta:editing-duration>
    <meta:editing-cycles>3</meta:editing-cycles>
    <meta:generator>LibreOffice/5.4.2.2$Windows_x86 LibreOffice_project/22b09f6418e8c2d508a9eaf86b2399209b0990f4</meta:generator>
    <meta:document-statistic meta:table-count="1" meta:cell-count="343" meta:object-count="0"/>
  </office:meta>
</office:document-meta>
</file>